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b06" officeooo:paragraph-rsid="00071b06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071b06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cm" fo:margin-right="0cm" fo:margin-top="0cm" fo:margin-bottom="0.397cm" loext:contextual-spacing="false" style:line-height-at-least="0.556cm" fo:widows="1" fo:text-indent="0cm" style:auto-text-indent="false" fo:padding="0cm" fo:border="none"/>
      <style:text-properties fo:font-variant="normal" fo:text-transform="none" fo:color="#455463" style:font-name="Open Sans" fo:letter-spacing="normal" fo:font-style="normal" fo:font-weight="normal" officeooo:paragraph-rsid="00071b06"/>
    </style:style>
    <style:style style:name="T1" style:family="text">
      <style:text-properties officeooo:rsid="00071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roller les GameObjects en utilisant les composants</text:span></text:p>
      <text:p text:style-name="P1"/>
      <text:p text:style-name="P1">Dans l'éditeur d'Unity, vous pouvez changer les propriétes du composants en utilisant l'inspecteur.</text:p>
      <text:p text:style-name="P1">Ainsi, par exemple, changer la position des valeurs de "Transform" du composant changera la position du GameObject.</text:p>
      <text:p text:style-name="P1"/>
      <text:p text:style-name="P1">De la meme maniere, vous pouvez changer la couleur du matériel ou la masse du "Rigidbody" avec un effet correspondant sur l'apparence ou le comportement du GameOb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7S</meta:editing-duration>
    <meta:editing-cycles>3</meta:editing-cycles>
    <meta:generator>LibreOffice/4.4.0.3$Windows_x86 LibreOffice_project/de093506bcdc5fafd9023ee680b8c60e3e0645d7</meta:generator>
    <dc:date>2015-05-10T16:58:29.219000000</dc:date>
    <meta:document-statistic meta:table-count="0" meta:image-count="0" meta:object-count="0" meta:page-count="1" meta:paragraph-count="4" meta:word-count="64" meta:character-count="435" meta:non-whitespace-character-count="375"/>
    <meta:user-defined meta:name="Info 1"/>
    <meta:user-defined meta:name="Info 2"/>
    <meta:user-defined meta:name="Info 3"/>
    <meta:user-defined meta:name="Info 4"/>
  </office:meta>
</office:document-meta>
</file>